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96cm" fo:margin-left="0cm" table:align="left" style:writing-mode="lr-tb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11.6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38b9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377" officeooo:paragraph-rsid="0027c3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516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b9e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0dc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be3" officeooo:paragraph-rsid="0026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f3cd" officeooo:paragraph-rsid="001ff3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Heading_20_1">
      <style:text-properties officeooo:rsid="001deb6a" officeooo:paragraph-rsid="001deb6a"/>
    </style:style>
    <style:style style:name="P15" style:family="paragraph" style:parent-style-name="Heading_20_1" style:master-page-name="First_20_Page">
      <style:paragraph-properties style:page-number="auto"/>
      <style:text-properties officeooo:rsid="001ff3cd" officeooo:paragraph-rsid="001ff3cd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390" officeooo:paragraph-rsid="0029a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1781" officeooo:paragraph-rsid="002b1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347a"/>
    </style:style>
    <style:style style:name="T4" style:family="text">
      <style:text-properties officeooo:rsid="001ff3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96000482" text:style-name="Outline">
        <text:list-item>
          <text:h text:style-name="P15" text:outline-level="1">Link</text:h>
        </text:list-item>
        <text:list-item>
          <text:h text:style-name="P14" text:outline-level="1">Flutter Beta <text:span text:style-name="T3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7-9-2019</text:span>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Tema</text:p>
          </table:table-cell>
          <table:table-cell table:style-name="Table1.B1" office:value-type="string">
            <text:p text:style-name="P13">Link</text:p>
          </table:table-cell>
        </table:table-row>
        <table:table-row>
          <table:table-cell table:style-name="Table1.A2" office:value-type="string">
            <text:p text:style-name="P10">Auth</text:p>
          </table:table-cell>
          <table:table-cell table:style-name="Table1.B2" office:value-type="string">
            <text:p text:style-name="P2"><text:a xlink:type="simple" xlink:href="https://medium.com/flutter-community/flutter-implementing-google-sign-in-71888bca24ed" text:style-name="Internet_20_link" text:visited-style-name="Visited_20_Internet_20_Link">https://medium.com/flutter-community/flutter-implementing-google-sign-in-71888bca24ed</text:a></text:p>
            <text:p text:style-name="P2"><text:a xlink:type="simple" xlink:href="https://www.c-sharpcorner.com/article/otp-authentication-in-flutter-using-firebase/" text:style-name="Internet_20_link" text:visited-style-name="Visited_20_Internet_20_Link">https://www.c-sharpcorner.com/article/otp-authentication-in-flutter-using-firebase/</text:a></text:p>
            <text:p text:style-name="P4"/>
          </table:table-cell>
        </table:table-row>
        <table:table-row>
          <table:table-cell table:style-name="Table1.A2" office:value-type="string">
            <text:p text:style-name="P9">Bloc</text:p>
          </table:table-cell>
          <table:table-cell table:style-name="Table1.B2" office:value-type="string">
            <text:p text:style-name="P3"><text:a xlink:type="simple" xlink:href="https://www.youtube.com/watch?v=QDsKsrI-S5w&amp;list=PLtp7ENz9bQMR9swg8mB3Pr4fqOI5RFxiU" text:style-name="Internet_20_link" text:visited-style-name="Visited_20_Internet_20_Link">https://www.youtube.com/watch?v=QDsKsrI-S5w&amp;list=PLtp7ENz9bQMR9swg8mB3Pr4fqOI5RFxiU</text:a></text:p>
            <text:p text:style-name="P3"/>
          </table:table-cell>
        </table:table-row>
        <table:table-row>
          <table:table-cell table:style-name="Table1.A2" office:value-type="string">
            <text:p text:style-name="P8">Flutter textos</text:p>
          </table:table-cell>
          <table:table-cell table:style-name="Table1.B2" office:value-type="string">
            <text:p text:style-name="P8"><text:a xlink:type="simple" xlink:href="https://www.didierboelens.com/" text:style-name="Internet_20_link" text:visited-style-name="Visited_20_Internet_20_Link">https://www.didierboelens.com/</text:a></text:p>
          </table:table-cell>
        </table:table-row>
        <table:table-row>
          <table:table-cell table:style-name="Table1.A2" office:value-type="string">
            <text:p text:style-name="P12">Instalacion en mac</text:p>
          </table:table-cell>
          <table:table-cell table:style-name="Table1.B2" office:value-type="string">
            <text:p text:style-name="P5"><text:a xlink:type="simple" xlink:href="https://dazzet.co/instalar-flutter-en-mac-usando-casi-en-todo-el-proceso-la-terminal/" text:style-name="Internet_20_link" text:visited-style-name="Visited_20_Internet_20_Link">https://dazzet.co/instalar-flutter-en-mac-usando-casi-en-todo-el-proceso-la-terminal/</text:a></text:p>
            <text:p text:style-name="P6">28 de abril 2019</text:p>
          </table:table-cell>
        </table:table-row>
        <table:table-row>
          <table:table-cell table:style-name="Table1.A2" office:value-type="string">
            <text:p text:style-name="P11">Mapas</text:p>
          </table:table-cell>
          <table:table-cell table:style-name="Table1.B2" office:value-type="string">
            <text:p text:style-name="P5"><text:a xlink:type="simple" xlink:href="https://norfipc.com/mapas/index.php" text:style-name="Internet_20_link" text:visited-style-name="Visited_20_Internet_20_Link">https://norfipc.com/mapas/index.php</text:a></text:p>
          </table:table-cell>
        </table:table-row>
        <table:table-row>
          <table:table-cell table:style-name="Table1.A2" office:value-type="string">
            <text:p text:style-name="P16">Redes proxy</text:p>
          </table:table-cell>
          <table:table-cell table:style-name="Table1.B2" office:value-type="string">
            <text:p text:style-name="P5"><text:a xlink:type="simple" xlink:href="https://medium.com/hoursofoperation/use-charles-proxy-to-debug-network-requests-in-flutter-apps-2f2083275cad" text:style-name="Internet_20_link" text:visited-style-name="Visited_20_Internet_20_Link">https://medium.com/hoursofoperation/use-charles-proxy-to-debug-network-requests-in-flutter-apps-2f2083275cad</text:a></text:p>
            <text:p text:style-name="P18">30/8/2019</text:p>
          </table:table-cell>
        </table:table-row>
        <table:table-row>
          <table:table-cell table:style-name="Table1.A2" office:value-type="string">
            <text:p text:style-name="P16">Shared preferences</text:p>
          </table:table-cell>
          <table:table-cell table:style-name="Table1.B2" office:value-type="string">
            <text:p text:style-name="P5"><text:a xlink:type="simple" xlink:href="https://medium.com/better-programming/flutter-how-to-save-objects-in-sharedpreferences-b7880d0ee2e4" text:style-name="Internet_20_link" text:visited-style-name="Visited_20_Internet_20_Link">https://medium.com/better-programming/flutter-how-to-save-objects-in-sharedpreferences-b7880d0ee2e4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19-09-07T21:21:03.876791480</meta:creation-date>
    <meta:editing-duration>PT11M47S</meta:editing-duration>
    <meta:generator>LibreOffice/6.2.7.1$MacOSX_X86_64 LibreOffice_project/23edc44b61b830b7d749943e020e96f5a7df63bf</meta:generator>
    <dc:date>2019-09-15T11:07:57.655024165</dc:date>
    <meta:document-statistic meta:table-count="1" meta:image-count="0" meta:object-count="0" meta:page-count="2" meta:paragraph-count="28" meta:word-count="44" meta:character-count="841" meta:non-whitespace-character-count="8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